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background-color="#A4C2F4"/>
      <style:text-properties fo:color="#000000"/>
    </style:style>
    <style:style style:name="ce3" style:family="table-cell" style:parent-style-name="Default" style:data-style-name="N0">
      <style:table-cell-properties fo:background-color="#A4C2F4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color="#000000"/>
    </style:style>
    <style:style style:name="ce5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6" style:family="table-cell" style:parent-style-name="Default" style:data-style-name="N4">
      <style:table-cell-properties style:vertical-align="automatic" fo:background-color="#A4C2F4"/>
      <style:text-properties fo:color="#000000"/>
    </style:style>
    <style:style style:name="ce7" style:family="table-cell" style:parent-style-name="Default" style:data-style-name="N4">
      <style:table-cell-properties style:vertical-align="automatic"/>
      <style:text-properties fo:color="#000000"/>
    </style:style>
    <style:style style:name="ce8" style:family="table-cell" style:parent-style-name="Default" style:data-style-name="N0">
      <style:table-cell-properties style:vertical-align="automatic"/>
      <style:text-properties fo:color="#000000"/>
    </style:style>
    <style:style style:name="ce9" style:family="table-cell" style:parent-style-name="Default" style:data-style-name="N4">
      <style:text-properties fo:color="#000000"/>
    </style:style>
    <style:style style:name="ce10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3.86291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rueByPas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rt Nº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Notes</text:p>
          </table:table-cell>
          <table:table-cell office:value-type="string" table:style-name="ce6">
            <text:p>Unit cost</text:p>
          </table:table-cell>
          <table:table-cell office:value-type="string" table:style-name="ce6">
            <text:p>Cost</text:p>
          </table:table-cell>
          <table:table-cell table:number-columns-repeated="19" table:style-name="ce3"/>
          <table:table-cell table:number-columns-repeated="1635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C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RC4558</text:p>
          </table:table-cell>
          <table:table-cell office:value-type="string" table:style-name="ce5">
            <text:p><text:a xlink:href="http://www.tme.eu/en/details/rc4558p/tht-operational-amplifiers/texas-instruments/">http://www.tme.eu/en/details/rc4558p/tht-operational-amplifiers/texas-instruments/</text:a></text:p>
          </table:table-cell>
          <table:table-cell office:value-type="string" table:style-name="ce4">
            <text:p>TME</text:p>
          </table:table-cell>
          <table:table-cell office:value-type="string" table:style-name="ce4">
            <text:p>Actual part, ubiquitous</text:p>
          </table:table-cell>
          <table:table-cell office:value-type="float" office:value="0.15" table:style-name="ce7">
            <text:p>0,15</text:p>
          </table:table-cell>
          <table:table-cell office:value-type="float" office:value="0.15" table:formula="msoxl:=A2*H2" table:style-name="ce9">
            <text:p>0,15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nclosure</text:p>
          </table:table-cell>
          <table:table-cell office:value-type="string" table:style-name="ce4">
            <text:p>Hammond</text:p>
          </table:table-cell>
          <table:table-cell office:value-type="string" table:style-name="ce4">
            <text:p>1550B</text:p>
          </table:table-cell>
          <table:table-cell office:value-type="string" table:style-name="ce5">
            <text:p><text:a xlink:href="http://www.tme.eu/es/details/hm-1550b/carcasas-universales/hammond/1550b/">http://www.tme.eu/es/details/hm-1550b/carcasas-universales/hammond/1550b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5.75" table:style-name="ce7">
            <text:p>5,75</text:p>
          </table:table-cell>
          <table:table-cell office:value-type="float" office:value="5.75" table:formula="msoxl:=A3*H3" table:style-name="ce9">
            <text:p>5,75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Jacks</text:p>
          </table:table-cell>
          <table:table-cell office:value-type="string" table:style-name="ce4">
            <text:p>Amphenol</text:p>
          </table:table-cell>
          <table:table-cell office:value-type="string" table:style-name="ce4">
            <text:p>acjx-ih</text:p>
          </table:table-cell>
          <table:table-cell office:value-type="string" table:style-name="ce5">
            <text:p><text:a xlink:href="http://www.tme.eu/en/details/acjs-ih/jack-connectors/amphenol/">http://www.tme.eu/en/details/acjs-ih/jack-connectors/amphenol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83" table:style-name="ce7">
            <text:p>0,83</text:p>
          </table:table-cell>
          <table:table-cell office:value-type="float" office:value="1.66" table:formula="msoxl:=A4*H4" table:style-name="ce9">
            <text:p>1,66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CB</text:p>
          </table:table-cell>
          <table:table-cell office:value-type="string" table:style-name="ce4">
            <text:p>Seeed</text:p>
          </table:table-cell>
          <table:table-cell table:number-columns-repeated="2" table:style-name="ce1"/>
          <table:table-cell office:value-type="string" table:style-name="ce4">
            <text:p>Seeed</text:p>
          </table:table-cell>
          <table:table-cell table:style-name="ce1"/>
          <table:table-cell office:value-type="float" office:value="1.4" table:style-name="ce7">
            <text:p>1,40</text:p>
          </table:table-cell>
          <table:table-cell office:value-type="float" office:value="1.4" table:formula="msoxl:=A5*H5" table:style-name="ce9">
            <text:p>1,40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ot tono</text:p>
          </table:table-cell>
          <table:table-cell office:value-type="string" table:style-name="ce4">
            <text:p>SR PASSIVES</text:p>
          </table:table-cell>
          <table:table-cell office:value-type="string" table:style-name="ce8">
            <text:p>R16148-1A-2-B22K</text:p>
          </table:table-cell>
          <table:table-cell office:value-type="string" table:style-name="ce5">
            <text:p><text:a xlink:href="http://www.tme.eu/en/details/r16148-1a-2-b22k/carbon-single-turn-axial-potentiometers/sr-passives/">http://www.tme.eu/en/details/r16148-1a-2-b22k/carbon-single-turn-axial-potentiometers/sr-passives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31" table:style-name="ce7">
            <text:p>0,31</text:p>
          </table:table-cell>
          <table:table-cell office:value-type="float" office:value="0.31" table:formula="msoxl:=A6*H6" table:style-name="ce9">
            <text:p>0,31</text:p>
          </table:table-cell>
          <table:table-cell table:style-name="ce1"/>
          <table:table-cell office:value-type="string" table:style-name="ce4">
            <text:p>Total unitario</text:p>
          </table:table-cell>
          <table:table-cell office:value-type="string" table:style-name="ce4">
            <text:p>TOTAL (IVA inc.)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ot volumen</text:p>
          </table:table-cell>
          <table:table-cell office:value-type="string" table:style-name="ce4">
            <text:p>SR PASSIVES</text:p>
          </table:table-cell>
          <table:table-cell office:value-type="string" table:style-name="ce10">
            <text:p>R16148-1A-2-A100K</text:p>
          </table:table-cell>
          <table:table-cell office:value-type="string" table:style-name="ce5">
            <text:p><text:a xlink:href="http://www.tme.eu/en/details/r16148-1a-2-a100k/carbon-single-turn-axial-potentiometers/sr-passives/">http://www.tme.eu/en/details/r16148-1a-2-a100k/carbon-single-turn-axial-potentiometers/sr-passives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31" table:style-name="ce7">
            <text:p>0,31</text:p>
          </table:table-cell>
          <table:table-cell office:value-type="float" office:value="0.31" table:formula="msoxl:=A7*H7" table:style-name="ce9">
            <text:p>0,31</text:p>
          </table:table-cell>
          <table:table-cell table:style-name="ce1"/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ot gain</text:p>
          </table:table-cell>
          <table:table-cell office:value-type="string" table:style-name="ce4">
            <text:p>SR PASSIVES</text:p>
          </table:table-cell>
          <table:table-cell office:value-type="string" table:style-name="ce8">
            <text:p>R16148-1A-2-A500K</text:p>
          </table:table-cell>
          <table:table-cell office:value-type="string" table:style-name="ce5">
            <text:p><text:a xlink:href="http://www.tme.eu/en/details/r16148-1a-2-a500k/carbon-single-turn-axial-potentiometers/sr-passives/">http://www.tme.eu/en/details/r16148-1a-2-a500k/carbon-single-turn-axial-potentiometers/sr-passives/</text:a></text:p>
          </table:table-cell>
          <table:table-cell office:value-type="string" table:style-name="ce4">
            <text:p>TME</text:p>
          </table:table-cell>
          <table:table-cell office:value-type="string" table:style-name="ce5">
            <text:p><text:a xlink:href="http://www.kieselguitarsbbs.com/viewtopic.php?p=476487">http://www.kieselguitarsbbs.com/viewtopic.php?p=476487</text:a></text:p>
          </table:table-cell>
          <table:table-cell office:value-type="float" office:value="0.31" table:style-name="ce7">
            <text:p>0,31</text:p>
          </table:table-cell>
          <table:table-cell office:value-type="float" office:value="0.31" table:formula="msoxl:=A8*H8" table:style-name="ce9">
            <text:p>0,31</text:p>
          </table:table-cell>
          <table:table-cell table:style-name="ce1"/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lectronics</text:p>
          </table:table-cell>
          <table:table-cell table:style-name="ce4"/>
          <table:table-cell table:number-columns-repeated="4" table:style-name="ce1"/>
          <table:table-cell office:value-type="float" office:value="3.5" table:style-name="ce7">
            <text:p>3,50</text:p>
          </table:table-cell>
          <table:table-cell office:value-type="float" office:value="3.5" table:formula="msoxl:=A9*H9" table:style-name="ce9">
            <text:p>3,50</text:p>
          </table:table-cell>
          <table:table-cell table:style-name="ce1"/>
          <table:table-cell office:value-type="float" office:value="18.300000000000004" table:formula="msoxl:=SUM(I2:I26)" table:style-name="ce9">
            <text:p>18,30</text:p>
          </table:table-cell>
          <table:table-cell office:value-type="float" office:value="442.86000000000013" table:formula="msoxl:=K9*20*1.21" table:style-name="ce1">
            <text:p>442,86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Perillas</text:p>
          </table:table-cell>
          <table:table-cell office:value-type="string" table:style-name="ce4">
            <text:p>SR PASSIVES</text:p>
          </table:table-cell>
          <table:table-cell office:value-type="string" table:style-name="ce8">
            <text:p>GMN-4GY</text:p>
          </table:table-cell>
          <table:table-cell office:value-type="string" table:style-name="ce5">
            <text:p><text:a xlink:href="http://www.tme.eu/en/details/gmn-4gy/shaft-resistors-knobs/">http://www.tme.eu/en/details/gmn-4gy/shaft-resistors-knobs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19" table:style-name="ce7">
            <text:p>0,19</text:p>
          </table:table-cell>
          <table:table-cell office:value-type="float" office:value="0.57000000000000006" table:formula="msoxl:=A10*H10" table:style-name="ce9">
            <text:p>0,57</text:p>
          </table:table-cell>
          <table:table-cell table:number-columns-repeated="4" table:style-name="ce1"/>
          <table:table-cell office:value-type="string" table:style-name="ce4">
            <text:p>Opción aluminio</text:p>
          </table:table-cell>
          <table:table-cell office:value-type="string" table:style-name="ce5">
            <text:p><text:a xlink:href="http://www.tme.eu/es/details/gs6m-15x16/perillas-para-potenciometros-de-eje/sr-passives/">http://www.tme.eu/es/details/gs6m-15x16/perillas-para-potenciometros-de-eje/sr-passives/</text:a>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DCJacks</text:p>
          </table:table-cell>
          <table:table-cell table:number-columns-repeated="5" table:style-name="ce1"/>
          <table:table-cell office:value-type="float" office:value="0.3" table:style-name="ce7">
            <text:p>0,30</text:p>
          </table:table-cell>
          <table:table-cell office:value-type="float" office:value="0.3" table:formula="msoxl:=A11*H11" table:style-name="ce9">
            <text:p>0,30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Cell Clip</text:p>
          </table:table-cell>
          <table:table-cell table:number-columns-repeated="5" table:style-name="ce1"/>
          <table:table-cell office:value-type="float" office:value="0.09" table:style-name="ce7">
            <text:p>0,09</text:p>
          </table:table-cell>
          <table:table-cell office:value-type="float" office:value="0.09" table:formula="msoxl:=A12*H12" table:style-name="ce9">
            <text:p>0,09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3.95" table:formula="msoxl:=A32*H32" table:style-name="ce9">
            <text:p>3,95</text:p>
          </table:table-cell>
          <table:table-cell table:style-name="ce1"/>
          <table:table-cell office:value-type="string" table:style-name="ce4">
            <text:p>Total máximo: 420€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DEF</text:p>
          </table:table-cell>
          <table:table-cell office:value-type="string" table:style-name="ce4">
            <text:p>ams1117 5.0</text:p>
          </table:table-cell>
          <table:table-cell table:number-columns-repeated="4" table:style-name="ce1"/>
          <table:table-cell office:value-type="float" office:value="0" table:formula="msoxl:=A33*H33" table:style-name="ce9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15*H15" table:style-name="ce9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16*H16" table:style-name="ce9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17*H17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18*H18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19*H19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20*H20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21*H21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22*H22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23*H23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24*H24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25*H25" table:style-name="ce9">
            <text:p>0,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9"/>
          <table:table-cell office:value-type="float" office:value="0" table:formula="msoxl:=A26*H26" table:style-name="ce9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OTAL</text:p>
          </table:table-cell>
          <table:table-cell table:number-columns-repeated="6" table:style-name="ce1"/>
          <table:table-cell table:style-name="ce9"/>
          <table:table-cell office:value-type="float" office:value="18.300000000000004" table:formula="msoxl:=SUM(I2:I26)" table:style-name="ce9">
            <text:p>18,30</text:p>
          </table:table-cell>
          <table:table-cell table:number-columns-repeated="16375"/>
        </table:table-row>
        <table:table-row table:number-rows-repeated="4" table:style-name="ro1">
          <table:table-cell table:number-columns-repeated="7" table:style-name="ce1"/>
          <table:table-cell table:number-columns-repeated="2" table:style-name="ce9"/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Switch</text:p>
          </table:table-cell>
          <table:table-cell office:value-type="string" table:style-name="ce4">
            <text:p>Electo-Harmonix</text:p>
          </table:table-cell>
          <table:table-cell table:style-name="ce1"/>
          <table:table-cell office:value-type="string" table:style-name="ce5">
            <text:p><text:a xlink:href="http://sonitube.es/footswitch-3pdt/">http://sonitube.es/footswitch-3pdt/</text:a></text:p>
          </table:table-cell>
          <table:table-cell office:value-type="string" table:style-name="ce4">
            <text:p>Sonitube</text:p>
          </table:table-cell>
          <table:table-cell table:style-name="ce1"/>
          <table:table-cell office:value-type="float" office:value="3.95" table:style-name="ce7">
            <text:p>3,95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office:value-type="string" table:style-name="ce4">
            <text:p>Pulsador</text:p>
          </table:table-cell>
          <table:table-cell table:number-columns-repeated="2" table:style-name="ce1"/>
          <table:table-cell office:value-type="string" table:style-name="ce5">
            <text:p><text:a xlink:href="http://www.musikding.de/1PST-momentary-footswitch">http://www.musikding.de/1PST-momentary-footswitch</text:a></text:p>
          </table:table-cell>
          <table:table-cell table:number-columns-repeated="2" table:style-name="ce1"/>
          <table:table-cell office:value-type="float" office:value="2.5" table:style-name="ce7">
            <text:p>2,50</text:p>
          </table:table-cell>
          <table:table-cell table:style-name="ce9"/>
          <table:table-cell table:number-columns-repeated="16375"/>
        </table:table-row>
        <table:table-row table:number-rows-repeated="6" table:style-name="ro1">
          <table:table-cell/>
          <table:table-cell table:number-columns-repeated="6" table:style-name="ce1"/>
          <table:table-cell table:number-columns-repeated="2" table:style-name="ce9"/>
          <table:table-cell table:number-columns-repeated="16375"/>
        </table:table-row>
        <table:table-row table:number-rows-repeated="9" table:style-name="ro2">
          <table:table-cell/>
          <table:table-cell table:number-columns-repeated="6" table:style-name="ce1"/>
          <table:table-cell table:number-columns-repeated="2" table:style-name="ce9"/>
          <table:table-cell table:number-columns-repeated="16375"/>
        </table:table-row>
        <table:table-row table:number-rows-repeated="954" table:style-name="ro2">
          <table:table-cell table:number-columns-repeated="7"/>
          <table:table-cell table:number-columns-repeated="2" table:style-name="ce9"/>
          <table:table-cell table:number-columns-repeated="16375"/>
        </table:table-row>
        <table:table-row table:number-rows-repeated="1047574" table:style-name="ro1">
          <table:table-cell table:number-columns-repeated="16384"/>
        </table:table-row>
      </table:table>
      <table:table table:name="Pseudo" table:style-name="ta1"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rt Nº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Unit cost</text:p>
          </table:table-cell>
          <table:table-cell office:value-type="string" table:style-name="ce2">
            <text:p>Cost</text:p>
          </table:table-cell>
          <table:table-cell table:number-columns-repeated="19" table:style-name="ce3"/>
          <table:table-cell table:number-columns-repeated="1635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C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RC4558</text:p>
          </table:table-cell>
          <table:table-cell office:value-type="string" table:style-name="ce5">
            <text:p><text:a xlink:href="http://www.tme.eu/en/details/rc4558p/tht-operational-amplifiers/texas-instruments/">http://www.tme.eu/en/details/rc4558p/tht-operational-amplifiers/texas-instruments/</text:a></text:p>
          </table:table-cell>
          <table:table-cell office:value-type="string" table:style-name="ce4">
            <text:p>TME</text:p>
          </table:table-cell>
          <table:table-cell office:value-type="string" table:style-name="ce4">
            <text:p>Actual part, ubiquitous</text:p>
          </table:table-cell>
          <table:table-cell office:value-type="float" office:value="0.15" table:style-name="ce4">
            <text:p>0,15</text:p>
          </table:table-cell>
          <table:table-cell office:value-type="float" office:value="0.15" table:formula="msoxl:=A2*H2" table:style-name="ce1">
            <text:p>0,15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nclosure</text:p>
          </table:table-cell>
          <table:table-cell office:value-type="string" table:style-name="ce4">
            <text:p>Hammond</text:p>
          </table:table-cell>
          <table:table-cell office:value-type="string" table:style-name="ce4">
            <text:p>1550B</text:p>
          </table:table-cell>
          <table:table-cell office:value-type="string" table:style-name="ce5">
            <text:p><text:a xlink:href="http://www.tme.eu/es/details/hm-1550b/carcasas-universales/hammond/1550b/">http://www.tme.eu/es/details/hm-1550b/carcasas-universales/hammond/1550b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5.75" table:style-name="ce4">
            <text:p>5,75</text:p>
          </table:table-cell>
          <table:table-cell office:value-type="float" office:value="5.75" table:formula="msoxl:=A3*H3" table:style-name="ce1">
            <text:p>5,75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Jacks</text:p>
          </table:table-cell>
          <table:table-cell office:value-type="string" table:style-name="ce4">
            <text:p>Amphenol</text:p>
          </table:table-cell>
          <table:table-cell office:value-type="string" table:style-name="ce4">
            <text:p>acjx-ih</text:p>
          </table:table-cell>
          <table:table-cell office:value-type="string" table:style-name="ce5">
            <text:p><text:a xlink:href="http://www.tme.eu/en/details/acjs-ih/jack-connectors/amphenol/">http://www.tme.eu/en/details/acjs-ih/jack-connectors/amphenol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83" table:style-name="ce4">
            <text:p>0,83</text:p>
          </table:table-cell>
          <table:table-cell office:value-type="float" office:value="1.66" table:formula="msoxl:=A4*H4" table:style-name="ce1">
            <text:p>1,66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CB</text:p>
          </table:table-cell>
          <table:table-cell office:value-type="string" table:style-name="ce4">
            <text:p>Seeed</text:p>
          </table:table-cell>
          <table:table-cell table:number-columns-repeated="2" table:style-name="ce1"/>
          <table:table-cell office:value-type="string" table:style-name="ce4">
            <text:p>Seeed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office:value-type="float" office:value="1.4" table:formula="msoxl:=A5*H5" table:style-name="ce1">
            <text:p>1,4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ot tono</text:p>
          </table:table-cell>
          <table:table-cell office:value-type="string" table:style-name="ce4">
            <text:p>SR PASSIVES</text:p>
          </table:table-cell>
          <table:table-cell office:value-type="string" table:style-name="ce8">
            <text:p>R16148-1A-2-B22K</text:p>
          </table:table-cell>
          <table:table-cell office:value-type="string" table:style-name="ce5">
            <text:p><text:a xlink:href="http://www.tme.eu/en/details/r16148-1a-2-b22k/carbon-single-turn-axial-potentiometers/sr-passives/">http://www.tme.eu/en/details/r16148-1a-2-b22k/carbon-single-turn-axial-potentiometers/sr-passives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31" table:style-name="ce4">
            <text:p>0,31</text:p>
          </table:table-cell>
          <table:table-cell office:value-type="float" office:value="0.31" table:formula="msoxl:=A6*H6" table:style-name="ce1">
            <text:p>0,31</text:p>
          </table:table-cell>
          <table:table-cell table:style-name="ce1"/>
          <table:table-cell office:value-type="string" table:style-name="ce4">
            <text:p>Total unitario</text:p>
          </table:table-cell>
          <table:table-cell office:value-type="string" table:style-name="ce4">
            <text:p>TOTAL (IVA inc.)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ot volumen</text:p>
          </table:table-cell>
          <table:table-cell office:value-type="string" table:style-name="ce4">
            <text:p>SR PASSIVES</text:p>
          </table:table-cell>
          <table:table-cell office:value-type="string" table:style-name="ce10">
            <text:p>R16148-1A-2-A100K</text:p>
          </table:table-cell>
          <table:table-cell office:value-type="string" table:style-name="ce5">
            <text:p><text:a xlink:href="http://www.tme.eu/en/details/r16148-1a-2-a100k/carbon-single-turn-axial-potentiometers/sr-passives/">http://www.tme.eu/en/details/r16148-1a-2-a100k/carbon-single-turn-axial-potentiometers/sr-passives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31" table:style-name="ce4">
            <text:p>0,31</text:p>
          </table:table-cell>
          <table:table-cell office:value-type="float" office:value="0.31" table:formula="msoxl:=A7*H7" table:style-name="ce1">
            <text:p>0,31</text:p>
          </table:table-cell>
          <table:table-cell table:style-name="ce1"/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ot gain</text:p>
          </table:table-cell>
          <table:table-cell office:value-type="string" table:style-name="ce4">
            <text:p>SR PASSIVES</text:p>
          </table:table-cell>
          <table:table-cell office:value-type="string" table:style-name="ce8">
            <text:p>R16148-1A-2-A500K</text:p>
          </table:table-cell>
          <table:table-cell office:value-type="string" table:style-name="ce5">
            <text:p><text:a xlink:href="http://www.tme.eu/en/details/r16148-1a-2-a500k/carbon-single-turn-axial-potentiometers/sr-passives/">http://www.tme.eu/en/details/r16148-1a-2-a500k/carbon-single-turn-axial-potentiometers/sr-passives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31" table:style-name="ce4">
            <text:p>0,31</text:p>
          </table:table-cell>
          <table:table-cell office:value-type="float" office:value="0.31" table:formula="msoxl:=A8*H8" table:style-name="ce1">
            <text:p>0,31</text:p>
          </table:table-cell>
          <table:table-cell table:style-name="ce1"/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lectronics</text:p>
          </table:table-cell>
          <table:table-cell table:style-name="ce4"/>
          <table:table-cell table:number-columns-repeated="4" table:style-name="ce1"/>
          <table:table-cell office:value-type="float" office:value="3.5" table:style-name="ce4">
            <text:p>3,5</text:p>
          </table:table-cell>
          <table:table-cell office:value-type="float" office:value="3.5" table:formula="msoxl:=A9*H9" table:style-name="ce1">
            <text:p>3,5</text:p>
          </table:table-cell>
          <table:table-cell table:style-name="ce1"/>
          <table:table-cell office:value-type="float" office:value="14.550000000000002" table:formula="msoxl:=SUM(I2:I26)" table:style-name="ce1">
            <text:p>14,55</text:p>
          </table:table-cell>
          <table:table-cell office:value-type="float" office:value="352.11000000000007" table:formula="msoxl:=K9*20*1.21" table:style-name="ce1">
            <text:p>352,11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Perillas</text:p>
          </table:table-cell>
          <table:table-cell office:value-type="string" table:style-name="ce4">
            <text:p>SR PASSIVES</text:p>
          </table:table-cell>
          <table:table-cell office:value-type="string" table:style-name="ce8">
            <text:p>GMN-4GY</text:p>
          </table:table-cell>
          <table:table-cell office:value-type="string" table:style-name="ce5">
            <text:p><text:a xlink:href="http://www.tme.eu/en/details/gmn-4gy/shaft-resistors-knobs/">http://www.tme.eu/en/details/gmn-4gy/shaft-resistors-knobs/</text:a></text:p>
          </table:table-cell>
          <table:table-cell office:value-type="string" table:style-name="ce4">
            <text:p>TME</text:p>
          </table:table-cell>
          <table:table-cell table:style-name="ce1"/>
          <table:table-cell office:value-type="float" office:value="0.19" table:style-name="ce4">
            <text:p>0,19</text:p>
          </table:table-cell>
          <table:table-cell office:value-type="float" office:value="0.57000000000000006" table:formula="msoxl:=A10*H10" table:style-name="ce1">
            <text:p>0,57</text:p>
          </table:table-cell>
          <table:table-cell table:number-columns-repeated="4" table:style-name="ce1"/>
          <table:table-cell office:value-type="string" table:style-name="ce4">
            <text:p>Opción aluminio</text:p>
          </table:table-cell>
          <table:table-cell office:value-type="string" table:style-name="ce5">
            <text:p><text:a xlink:href="http://www.tme.eu/es/details/gs6m-15x16/perillas-para-potenciometros-de-eje/sr-passives/">http://www.tme.eu/es/details/gs6m-15x16/perillas-para-potenciometros-de-eje/sr-passives/</text:a>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DCJacks</text:p>
          </table:table-cell>
          <table:table-cell table:number-columns-repeated="5" table:style-name="ce1"/>
          <table:table-cell office:value-type="float" office:value="0.3" table:style-name="ce4">
            <text:p>0,3</text:p>
          </table:table-cell>
          <table:table-cell office:value-type="float" office:value="0.3" table:formula="msoxl:=A11*H11" table:style-name="ce1">
            <text:p>0,3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Cell Clip</text:p>
          </table:table-cell>
          <table:table-cell table:number-columns-repeated="5" table:style-name="ce1"/>
          <table:table-cell office:value-type="float" office:value="0.09" table:style-name="ce4">
            <text:p>0,09</text:p>
          </table:table-cell>
          <table:table-cell office:value-type="float" office:value="0.09" table:formula="msoxl:=A12*H12" table:style-name="ce1">
            <text:p>0,09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office:value-type="float" office:value="0" table:formula="msoxl:=A13*H13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0" table:formula="msoxl:=A14*H1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0" table:formula="msoxl:=A15*H15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0" table:formula="msoxl:=A16*H16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0" table:formula="msoxl:=A17*H17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18*H18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19*H19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20*H2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21*H21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22*H22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table:number-columns-repeated="3" table:style-name="ce1"/>
          <table:table-cell office:value-type="string" table:style-name="ce5">
            <text:p><text:a xlink:href="http://www.tme.eu/en/details/ps-03b/push-button-switches/">http://www.tme.eu/en/details/ps-03b/push-button-switches/</text:a>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0.2" table:formula="msoxl:=A23*H23" table:style-name="ce1">
            <text:p>0,2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24*H2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25*H25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0" table:formula="msoxl:=A26*H26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OTAL</text:p>
          </table:table-cell>
          <table:table-cell table:number-columns-repeated="7" table:style-name="ce1"/>
          <table:table-cell office:value-type="float" office:value="14.550000000000002" table:formula="msoxl:=SUM(I2:I26)" table:style-name="ce1">
            <text:p>14,55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orge</meta:initial-creator>
    <dc:creator>Jorge</dc:creator>
    <meta:creation-date>2016-11-10T12:25:36Z</meta:creation-date>
    <dc:date>2016-11-10T12:25:36Z</dc:date>
  </office:meta>
</office:document-meta>
</file>